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dfde" officeooo:paragraph-rsid="0012dfde" style:font-size-asian="10pt" style:font-size-complex="10pt"/>
    </style:style>
    <style:style style:name="P2" style:family="paragraph" style:parent-style-name="Standard">
      <style:text-properties fo:font-size="10pt" officeooo:rsid="00105c3f" officeooo:paragraph-rsid="00105c3f" style:font-size-asian="10pt" style:font-size-complex="10pt"/>
    </style:style>
    <style:style style:name="P3" style:family="paragraph" style:parent-style-name="Standard">
      <style:text-properties fo:font-size="10pt" officeooo:rsid="00105c3f" officeooo:paragraph-rsid="001ddf4b" style:font-size-asian="10pt" style:font-size-complex="10pt"/>
    </style:style>
    <style:style style:name="P4" style:family="paragraph" style:parent-style-name="Standard">
      <style:text-properties fo:font-size="10pt" officeooo:rsid="00105c3f" officeooo:paragraph-rsid="00189471" style:font-size-asian="10pt" style:font-size-complex="10pt"/>
    </style:style>
    <style:style style:name="P5" style:family="paragraph" style:parent-style-name="Standard">
      <style:text-properties fo:font-size="10pt" officeooo:rsid="00105c3f" officeooo:paragraph-rsid="00324569" style:font-size-asian="10pt" style:font-size-complex="10pt"/>
    </style:style>
    <style:style style:name="P6" style:family="paragraph" style:parent-style-name="Standard">
      <style:text-properties fo:font-size="10pt" officeooo:rsid="00105c3f" officeooo:paragraph-rsid="00226136" style:font-size-asian="10pt" style:font-size-complex="10pt"/>
    </style:style>
    <style:style style:name="P7" style:family="paragraph" style:parent-style-name="Standard">
      <style:text-properties fo:font-size="10pt" officeooo:rsid="00105c3f" officeooo:paragraph-rsid="003ea98a" style:font-size-asian="10pt" style:font-size-complex="10pt"/>
    </style:style>
    <style:style style:name="P8" style:family="paragraph" style:parent-style-name="Standard">
      <style:text-properties fo:font-size="10pt" officeooo:rsid="001aef45" officeooo:paragraph-rsid="001aef45" style:font-size-asian="10pt" style:font-size-complex="10pt"/>
    </style:style>
    <style:style style:name="P9" style:family="paragraph" style:parent-style-name="Standard">
      <style:text-properties fo:font-size="10pt" officeooo:rsid="001aef45" officeooo:paragraph-rsid="00105c3f" style:font-size-asian="10pt" style:font-size-complex="10pt"/>
    </style:style>
    <style:style style:name="P10" style:family="paragraph" style:parent-style-name="Standard">
      <style:text-properties fo:font-size="10pt" officeooo:rsid="002d7a75" officeooo:paragraph-rsid="002d7a75" style:font-size-asian="10pt" style:font-size-complex="10pt"/>
    </style:style>
    <style:style style:name="P11" style:family="paragraph" style:parent-style-name="Standard">
      <style:text-properties fo:font-size="10pt" officeooo:rsid="00383a59" officeooo:paragraph-rsid="00383a59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rsid="003a405f" officeooo:paragraph-rsid="003a405f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a3c2" style:font-weight-asian="bold" style:font-weight-complex="bold"/>
    </style:style>
    <style:style style:name="T3" style:family="text">
      <style:text-properties fo:font-weight="bold" officeooo:rsid="003b66a7" style:font-weight-asian="bold" style:font-weight-complex="bold"/>
    </style:style>
    <style:style style:name="T4" style:family="text">
      <style:text-properties fo:font-weight="bold" officeooo:rsid="003e2e12" style:font-weight-asian="bold" style:font-weight-complex="bold"/>
    </style:style>
    <style:style style:name="T5" style:family="text">
      <style:text-properties fo:font-weight="bold" officeooo:rsid="003ea98a" style:font-weight-asian="bold" style:font-weight-complex="bold"/>
    </style:style>
    <style:style style:name="T6" style:family="text">
      <style:text-properties officeooo:rsid="0016b6f1"/>
    </style:style>
    <style:style style:name="T7" style:family="text">
      <style:text-properties officeooo:rsid="001829b5"/>
    </style:style>
    <style:style style:name="T8" style:family="text">
      <style:text-properties officeooo:rsid="00189471"/>
    </style:style>
    <style:style style:name="T9" style:family="text">
      <style:text-properties officeooo:rsid="0019f42a"/>
    </style:style>
    <style:style style:name="T10" style:family="text">
      <style:text-properties officeooo:rsid="001a9810"/>
    </style:style>
    <style:style style:name="T11" style:family="text">
      <style:text-properties officeooo:rsid="001aef45"/>
    </style:style>
    <style:style style:name="T12" style:family="text">
      <style:text-properties officeooo:rsid="00226136"/>
    </style:style>
    <style:style style:name="T13" style:family="text">
      <style:text-properties fo:font-style="normal" fo:font-weight="bold" officeooo:rsid="00226136" style:font-style-asian="normal" style:font-weight-asian="bold" style:font-style-complex="normal" style:font-weight-complex="bold"/>
    </style:style>
    <style:style style:name="T14" style:family="text">
      <style:text-properties officeooo:rsid="0025299b"/>
    </style:style>
    <style:style style:name="T15" style:family="text">
      <style:text-properties officeooo:rsid="00272efa"/>
    </style:style>
    <style:style style:name="T16" style:family="text">
      <style:text-properties officeooo:rsid="0027c78d"/>
    </style:style>
    <style:style style:name="T17" style:family="text">
      <style:text-properties officeooo:rsid="00293580"/>
    </style:style>
    <style:style style:name="T18" style:family="text">
      <style:text-properties officeooo:rsid="002ac0b4"/>
    </style:style>
    <style:style style:name="T19" style:family="text">
      <style:text-properties officeooo:rsid="002cf415"/>
    </style:style>
    <style:style style:name="T20" style:family="text">
      <style:text-properties officeooo:rsid="002d7a75"/>
    </style:style>
    <style:style style:name="T21" style:family="text">
      <style:text-properties officeooo:rsid="002dc089"/>
    </style:style>
    <style:style style:name="T22" style:family="text">
      <style:text-properties officeooo:rsid="002f5d73"/>
    </style:style>
    <style:style style:name="T23" style:family="text">
      <style:text-properties officeooo:rsid="0030cd23"/>
    </style:style>
    <style:style style:name="T24" style:family="text">
      <style:text-properties officeooo:rsid="00314c66"/>
    </style:style>
    <style:style style:name="T25" style:family="text">
      <style:text-properties officeooo:rsid="00324569"/>
    </style:style>
    <style:style style:name="T26" style:family="text">
      <style:text-properties officeooo:rsid="0032f20c"/>
    </style:style>
    <style:style style:name="T27" style:family="text">
      <style:text-properties officeooo:rsid="0034b98f"/>
    </style:style>
    <style:style style:name="T28" style:family="text">
      <style:text-properties officeooo:rsid="0037572b"/>
    </style:style>
    <style:style style:name="T29" style:family="text">
      <style:text-properties officeooo:rsid="00383a59"/>
    </style:style>
    <style:style style:name="T30" style:family="text">
      <style:text-properties officeooo:rsid="00385962"/>
    </style:style>
    <style:style style:name="T31" style:family="text">
      <style:text-properties officeooo:rsid="003a405f"/>
    </style:style>
    <style:style style:name="T32" style:family="text">
      <style:text-properties officeooo:rsid="003a4612"/>
    </style:style>
    <style:style style:name="T33" style:family="text">
      <style:text-properties officeooo:rsid="003cb777"/>
    </style:style>
    <style:style style:name="T34" style:family="text">
      <style:text-properties officeooo:rsid="003e2e12"/>
    </style:style>
    <style:style style:name="T35" style:family="text">
      <style:text-properties officeooo:rsid="003ea98a"/>
    </style:style>
    <style:style style:name="T36" style:family="text">
      <style:text-properties officeooo:rsid="003f6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unctionality</text:p>
      <text:p text:style-name="P1"/>
      <text:p text:style-name="P1">Pick MVP from this, if there is time, then we add features.</text:p>
      <text:p text:style-name="P9"/>
      <text:p text:style-name="P11">We have</text:p>
      <text:p text:style-name="P8"><text:tab/>1. <text:span text:style-name="T19">users (</text:span><text:span text:style-name="T28">visitors and </text:span><text:span text:style-name="T19">members)</text:span></text:p>
      <text:p text:style-name="P8"><text:tab/>2. <text:span text:style-name="T18">organizations</text:span></text:p>
      <text:p text:style-name="P8"><text:tab/>3. flyerz</text:p>
      <text:p text:style-name="P2"/>
      <text:p text:style-name="P2">/<text:span text:style-name="T2">membe</text:span><text:span text:style-name="T3">r</text:span><text:span text:style-name="T2">s</text:span>/:<text:span text:style-name="T36">userid/</text:span>what/ever<text:tab/><text:tab/>does require the user <text:span text:style-name="T36">userid </text:span>to be <text:span text:style-name="T1">logged in</text:span></text:p>
      <text:p text:style-name="P2">/admin<text:tab/><text:tab/><text:tab/><text:tab/><text:tab/>Django admin, <text:span text:style-name="T33">requires the Django admin login</text:span></text:p>
      <text:p text:style-name="P2">/what/ever<text:tab/><text:tab/><text:tab/><text:tab/>does not require one to be logged in, everyone can see this</text:p>
      <text:p text:style-name="P2"/>
      <text:p text:style-name="P3">/<text:span text:style-name="T6">users/:userid<text:tab/><text:tab/><text:tab/><text:tab/>Public userid profile</text:span></text:p>
      <text:p text:style-name="P3">/<text:span text:style-name="T20">org</text:span><text:span text:style-name="T27">anization</text:span><text:span text:style-name="T6">/:entityid<text:tab/><text:tab/><text:tab/>Public </text:span><text:span text:style-name="T33">organization</text:span><text:span text:style-name="T6"> profile</text:span></text:p>
      <text:p text:style-name="P3">/<text:span text:style-name="T2">members</text:span><text:span text:style-name="T7">/:userid/</text:span><text:span text:style-name="T34">what/ever</text:span><text:span text:style-name="T7"><text:tab/><text:tab/></text:span><text:span text:style-name="T34">Things only </text:span><text:span text:style-name="T4">logged in</text:span><text:span text:style-name="T34"> members can do</text:span></text:p>
      <text:p text:style-name="P3">/<text:span text:style-name="T2">members</text:span><text:span text:style-name="T7">/:</text:span><text:span text:style-name="T34">userid/:orgid/what/ever<text:tab/><text:tab/>Things </text:span><text:span text:style-name="T4">logged in</text:span><text:span text:style-name="T34"> userid can do with orgin</text:span></text:p>
      <text:p text:style-name="P3">/<text:span text:style-name="T10">flyerz/:entityid<text:tab/><text:tab/><text:tab/><text:tab/>Public flyer profile</text:span></text:p>
      <text:p text:style-name="P7">/<text:span text:style-name="T2">members</text:span><text:span text:style-name="T10">/:</text:span><text:span text:style-name="T35">userid/:orgid/:flyerzid/w/e<text:tab/>Things </text:span><text:span text:style-name="T5">logged in</text:span><text:span text:style-name="T35"> userid can do with its flyer</text:span></text:p>
      <text:p text:style-name="P2"/>
      <text:p text:style-name="P2">Type of users:</text:p>
      <text:p text:style-name="P2"><text:tab/><text:span text:style-name="T26">Visitors<text:tab/><text:tab/><text:tab/><text:tab/>The non-members</text:span></text:p>
      <text:p text:style-name="P2"><text:tab/><text:span text:style-name="T26">User</text:span><text:span text:style-name="T20">s<text:tab/><text:tab/><text:tab/><text:tab/>The </text:span><text:span text:style-name="T26">members</text:span></text:p>
      <text:p text:style-name="P2"><text:tab/><text:span text:style-name="T20">Organizations</text:span><text:tab/><text:tab/><text:tab/><text:span text:style-name="T20">R</text:span>estaurants, event organizers, sports organizers, ...</text:p>
      <text:p text:style-name="P4"/>
      <text:p text:style-name="P10"><text:span text:style-name="T29">Visitors</text:span><text:tab/><text:tab/><text:tab/><text:tab/><text:tab/><text:span text:style-name="T29">T</text:span>hey who <text:span text:style-name="T29">are no</text:span><text:span text:style-name="T31">t</text:span><text:span text:style-name="T29"> registered</text:span></text:p>
      <text:p text:style-name="P10"><text:tab/><text:tab/><text:tab/><text:tab/><text:tab/>Can view organizers</text:p>
      <text:p text:style-name="P10"><text:tab/><text:tab/><text:tab/><text:tab/><text:tab/>Can view users</text:p>
      <text:p text:style-name="P10"><text:tab/><text:tab/><text:tab/><text:tab/><text:tab/>Can view flyerz</text:p>
      <text:p text:style-name="P10"><text:tab/><text:tab/><text:tab/><text:tab/><text:tab/><text:span text:style-name="T25">Can search </text:span><text:span text:style-name="T31">organizations and users </text:span><text:span text:style-name="T25">by tags</text:span></text:p>
      <text:p text:style-name="P4"/>
      <text:p text:style-name="P5">Users<text:tab/><text:tab/><text:tab/><text:tab/><text:tab/><text:span text:style-name="T25">Can </text:span><text:span text:style-name="T32">do </text:span><text:span text:style-name="T25">everything that </text:span><text:span text:style-name="T30">visitors</text:span><text:span text:style-name="T25"> can</text:span></text:p>
      <text:p text:style-name="P5"><text:span text:style-name="T12"><text:tab/><text:tab/><text:tab/><text:tab/><text:tab/>Has email, </text:span><text:span text:style-name="T16">display name, true name, passwd</text:span></text:p>
      <text:p text:style-name="P6"><text:tab/><text:tab/><text:tab/><text:tab/><text:tab/>Has picture (<text:span text:style-name="T17">0 or 1</text:span>)</text:p>
      <text:p text:style-name="P6"><text:tab/><text:tab/><text:tab/><text:tab/><text:tab/>Can <text:span text:style-name="T21">attend</text:span> <text:span text:style-name="T22">f</text:span>lyer</text:p>
      <text:p text:style-name="P6"><text:tab/><text:tab/><text:tab/><text:tab/><text:tab/><text:span text:style-name="T12">Can create </text:span><text:span text:style-name="T20">organization</text:span></text:p>
      <text:p text:style-name="P6"><text:tab/><text:tab/><text:tab/><text:tab/><text:tab/><text:span text:style-name="T22">Can follow organizations</text:span></text:p>
      <text:p text:style-name="P6"><text:tab/><text:tab/><text:tab/><text:tab/><text:tab/><text:span text:style-name="T22">Can be friends with other users</text:span><text:tab/><text:tab/></text:p>
      <text:p text:style-name="P4"><text:line-break/>Entities <text:tab/><text:tab/><text:tab/><text:tab/><text:tab/><text:span text:style-name="T8">Has an owner (</text:span><text:span text:style-name="T32">it’s a registered</text:span><text:span text:style-name="T8"> user)</text:span></text:p>
      <text:p text:style-name="P4"><text:tab/><text:tab/><text:tab/><text:tab/><text:tab/>Has a main picture (for example building entrance)</text:p>
      <text:p text:style-name="P2"><text:tab/><text:tab/><text:tab/><text:tab/><text:tab/>Has contact details</text:p>
      <text:p text:style-name="P2"><text:tab/><text:tab/><text:tab/><text:tab/><text:tab/>Has Tags (for search <text:span text:style-name="T14">function</text:span>)</text:p>
      <text:p text:style-name="P2"><text:tab/><text:tab/><text:tab/><text:tab/><text:tab/>Has links (to for example <text:span text:style-name="T9">to </text:span>YouTube)</text:p>
      <text:p text:style-name="P2"><text:tab/><text:tab/><text:tab/><text:tab/><text:tab/><text:span text:style-name="T22">Creates flyerz</text:span></text:p>
      <text:p text:style-name="P2"/>
      <text:p text:style-name="P2">Flyer<text:span text:style-name="T23">z</text:span><text:tab/><text:tab/><text:tab/><text:tab/><text:tab/>Belongs to <text:span text:style-name="T32">a</text:span>n entity</text:p>
      <text:p text:style-name="P2"><text:tab/><text:tab/><text:tab/><text:tab/><text:tab/>Has an address</text:p>
      <text:p text:style-name="P2"><text:tab/><text:tab/><text:tab/><text:tab/><text:tab/>Has a date</text:p>
      <text:p text:style-name="P2"><text:tab/><text:tab/><text:tab/><text:tab/><text:tab/>Has a price</text:p>
      <text:p text:style-name="P2"><text:tab/><text:tab/><text:tab/><text:tab/><text:tab/>is_public?</text:p>
      <text:p text:style-name="P2"><text:tab/><text:tab/><text:tab/><text:tab/><text:tab/><text:span text:style-name="T24">Has t</text:span>ags <text:span text:style-name="T32">(for search function)</text:span></text:p>
      <text:p text:style-name="P2"><text:tab/><text:tab/><text:tab/><text:tab/><text:tab/><text:span text:style-name="T32">Has a list of attendants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9:39:56.722799610</meta:creation-date>
    <dc:date>2024-11-22T14:22:04.535482442</dc:date>
    <meta:editing-duration>PT4H38M29S</meta:editing-duration>
    <meta:editing-cycles>50</meta:editing-cycles>
    <meta:generator>LibreOffice/7.4.7.2$Linux_X86_64 LibreOffice_project/40$Build-2</meta:generator>
    <meta:document-statistic meta:table-count="0" meta:image-count="0" meta:object-count="0" meta:page-count="1" meta:paragraph-count="44" meta:word-count="224" meta:character-count="1598" meta:non-whitespace-character-count="1261"/>
  </office:meta>
</office:document-meta>
</file>